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1C00000014E776A4D37A118630.png" manifest:media-type="image/png"/>
  <manifest:file-entry manifest:full-path="Pictures/10000201000000950000009505A901CDD58D8C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5.76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Dashed_20__28_var_29_" svg:stroke-width="0.051cm" svg:stroke-color="#b2b2b2" draw:marker-start-width="0.279cm" draw:marker-end-width="0.279cm" draw:textarea-horizontal-align="justify" draw:textarea-vertical-align="middle" draw:auto-grow-height="false" fo:min-height="3.863cm" fo:min-width="3.48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518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4.913cm" text:animation-delay="P0D"/>
    </style:style>
    <style:style style:name="gr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004cm" fo:min-width="0.262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004cm" fo:min-width="2.221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0.004cm" fo:min-width="1.85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0.004cm" fo:min-width="1.424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0.004cm" fo:min-width="1.913cm"/>
    </style:style>
    <style:style style:name="gr13" style:family="graphic" style:parent-style-name="standard">
      <style:graphic-properties draw:fill="solid" draw:fill-color="#2a6099" draw:textarea-horizontal-align="justify" draw:textarea-vertical-align="middle" draw:auto-grow-height="false" fo:min-height="0.004cm" fo:min-width="0.262cm"/>
    </style:style>
    <style:style style:name="gr14" style:family="graphic" style:parent-style-name="standard">
      <style:graphic-properties draw:stroke="dash" draw:stroke-dash="Dashed_20__28_var_29_" svg:stroke-width="0.051cm" svg:stroke-color="#b2b2b2" draw:marker-start-width="0.279cm" draw:marker-end-width="0.279cm" draw:textarea-horizontal-align="justify" draw:textarea-vertical-align="middle" draw:auto-grow-height="false" fo:min-height="2.952cm" fo:min-width="2.867cm" fo:padding-top="0.15cm" fo:padding-bottom="0.15cm" fo:padding-left="0.275cm" fo:padding-right="0.275cm"/>
    </style:style>
    <style:style style:name="gr15" style:family="graphic" style:parent-style-name="standard">
      <style:graphic-properties svg:stroke-color="#8d281e" draw:textarea-horizontal-align="justify" draw:textarea-vertical-align="middle" draw:auto-grow-height="false" fo:min-height="0.004cm" fo:min-width="7.628cm"/>
    </style:style>
    <style:style style:name="gr16" style:family="graphic" style:parent-style-name="standard">
      <style:graphic-properties svg:stroke-color="#8d281e" draw:fill="solid" draw:fill-color="#8d281e" draw:textarea-horizontal-align="justify" draw:textarea-vertical-align="middle" draw:auto-grow-height="false" fo:min-height="0.004cm" fo:min-width="0.262cm"/>
    </style:style>
    <style:style style:name="gr17" style:family="graphic" style:parent-style-name="standard">
      <style:graphic-properties draw:fill="solid" draw:fill-color="#8d281e" draw:textarea-horizontal-align="justify" draw:textarea-vertical-align="middle" draw:auto-grow-height="false" fo:min-height="0.004cm" fo:min-width="1.105cm"/>
    </style:style>
    <style:style style:name="gr18" style:family="graphic" style:parent-style-name="standard">
      <style:graphic-properties draw:fill="solid" draw:fill-color="#8d281e" draw:textarea-horizontal-align="justify" draw:textarea-vertical-align="middle" draw:auto-grow-height="false" fo:min-height="0.004cm" fo:min-width="0.724cm"/>
    </style:style>
    <style:style style:name="gr19" style:family="graphic" style:parent-style-name="standard">
      <style:graphic-properties draw:fill="solid" draw:fill-color="#8d281e" draw:textarea-horizontal-align="justify" draw:textarea-vertical-align="middle" draw:auto-grow-height="false" fo:min-height="0.004cm" fo:min-width="1.307cm"/>
    </style:style>
    <style:style style:name="P1" style:family="paragraph">
      <loext:graphic-properties draw:fill="none" draw:fill-color="#ffffff"/>
      <style:text-properties fo:font-size="16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6pt" style:font-size-asian="18pt" style:font-size-complex="18pt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solid" draw:fill-color="#2a6099"/>
      <style:paragraph-properties fo:text-align="center"/>
    </style:style>
    <style:style style:name="P9" style:family="paragraph">
      <loext:graphic-properties draw:fill="solid" draw:fill-color="#8d281e"/>
      <style:paragraph-properties fo:text-align="center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54cm" svg:height="0.878cm" svg:x="12.587cm" svg:y="4.834cm">
          <draw:text-box>
            <text:p><text:span text:style-name="T1">atram.py</text:span></text:p>
          </draw:text-box>
        </draw:frame>
        <draw:frame draw:style-name="gr2" draw:text-style-name="P2" draw:layer="layout" svg:width="3.941cm" svg:height="3.941cm" svg:x="11.982cm" svg:y="6.485cm">
          <draw:image xlink:href="Pictures/10000201000000950000009505A901CDD58D8C34.png" xlink:type="simple" xlink:show="embed" xlink:actuate="onLoad" loext:mime-type="image/png">
            <text:p/>
          </draw:image>
        </draw:frame>
        <draw:custom-shape draw:style-name="gr3" draw:text-style-name="P3" draw:layer="layout" svg:width="4.472cm" svg:height="4.599cm" svg:x="11.728cm" svg:y="6.1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7.112cm" svg:y1="10.16cm" svg:x2="11.049cm" svg:y2="9.017cm">
          <text:p/>
        </draw:line>
        <draw:line draw:style-name="gr4" draw:text-style-name="P2" draw:layer="layout" svg:x1="9.398cm" svg:y1="6.604cm" svg:x2="11.176cm" svg:y2="7.239cm">
          <text:p/>
        </draw:line>
        <draw:frame draw:style-name="gr5" draw:text-style-name="P4" draw:layer="layout" svg:width="9.908cm" svg:height="1.038cm" svg:x="9.03cm" svg:y="0.516cm">
          <draw:text-box>
            <text:p><text:span text:style-name="T2">Step 3: Assemble BLAST hits </text:span></text:p>
          </draw:text-box>
        </draw:frame>
        <draw:line draw:style-name="gr6" draw:text-style-name="P2" draw:layer="layout" svg:x1="16.637cm" svg:y1="7.747cm" svg:x2="18.034cm" svg:y2="7.747cm">
          <text:p/>
        </draw:line>
        <draw:frame draw:style-name="gr7" draw:text-style-name="P6" draw:layer="layout" svg:width="5.715cm" svg:height="0.889cm" svg:x="1.904cm" svg:y="3.945cm">
          <draw:text-box>
            <text:p text:style-name="P5"><text:span text:style-name="T1">BLAST hits &amp; mates</text:span></text:p>
          </draw:text-box>
        </draw:frame>
        <draw:frame draw:style-name="gr2" draw:text-style-name="P2" draw:layer="layout" svg:width="5.588cm" svg:height="0.667cm" svg:x="1.931cm" svg:y="4.815cm">
          <draw:image xlink:href="Pictures/100002010000011C00000014E776A4D37A118630.png" xlink:type="simple" xlink:show="embed" xlink:actuate="onLoad" loext:mime-type="image/png">
            <text:p/>
          </draw:image>
        </draw:frame>
        <draw:custom-shape draw:style-name="gr8" draw:text-style-name="P7" draw:layer="layout" svg:width="0.762cm" svg:height="0.254cm" svg:x="2.558cm" svg:y="5.4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721cm" svg:height="0.254cm" svg:x="0.561cm" svg:y="5.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762cm" svg:height="0.254cm" svg:x="3.758cm" svg:y="5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35cm" svg:height="0.254cm" svg:x="3.761cm" svg:y="5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0.762cm" svg:height="0.254cm" svg:x="3.258cm" svg:y="6.2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924cm" svg:height="0.254cm" svg:x="2.058cm" svg:y="6.2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762cm" svg:height="0.254cm" svg:x="6.259cm" svg:y="6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413cm" svg:height="0.254cm" svg:x="6.249cm" svg:y="6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0.762cm" svg:height="0.254cm" svg:x="0.558cm" svg:y="5.4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762cm" svg:height="0.254cm" svg:x="1.958cm" svg:y="6.2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762cm" svg:height="0.254cm" svg:x="5.358cm" svg:y="5.8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762cm" svg:height="0.254cm" svg:x="7.958cm" svg:y="6.34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448cm" svg:height="0.878cm" svg:x="1.588cm" svg:y="7.747cm">
          <draw:text-box>
            <text:p><text:span text:style-name="T1">Assembler program</text:span></text:p>
          </draw:text-box>
        </draw:frame>
        <draw:frame draw:style-name="gr2" draw:text-style-name="P2" draw:layer="layout" svg:width="3.32cm" svg:height="3.087cm" svg:x="2.543cm" svg:y="9.121cm">
          <draw:image xlink:href="Pictures/10000201000000950000009505A901CDD58D8C34.png" xlink:type="simple" xlink:show="embed" xlink:actuate="onLoad" loext:mime-type="image/png">
            <text:p/>
          </draw:image>
        </draw:frame>
        <draw:custom-shape draw:style-name="gr14" draw:text-style-name="P3" draw:layer="layout" svg:width="3.767cm" svg:height="3.602cm" svg:x="2.329cm" svg:y="8.84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8.128cm" svg:height="0.254cm" svg:x="18.288cm" svg:y="7.54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762cm" svg:height="0.254cm" svg:x="18.258cm" svg:y="7.54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605cm" svg:height="0.254cm" svg:x="19.858cm" svg:y="7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224cm" svg:height="0.254cm" svg:x="25.258cm" svg:y="7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9" draw:layer="layout" svg:width="1.807cm" svg:height="0.254cm" svg:x="22.958cm" svg:y="7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5.252cm" svg:height="0.889cm" svg:x="19.605cm" svg:y="6.346cm">
          <draw:text-box>
            <text:p text:style-name="P5"><text:span text:style-name="T1">Assembled contig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.67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14:30:54.464299680</meta:creation-date>
    <dc:date>2019-08-16T12:22:19.930791068</dc:date>
    <meta:editing-duration>PT1H17M58S</meta:editing-duration>
    <meta:editing-cycles>14</meta:editing-cycles>
    <meta:generator>LibreOffice/6.2.5.2$Linux_X86_64 LibreOffice_project/20$Build-2</meta:generator>
    <meta:document-statistic meta:object-count="30"/>
  </office:meta>
</office:document-meta>
</file>